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LMMonoProp10" fo:font-size="10pt" style:font-size-asian="10pt" style:font-size-complex="10pt"/>
    </style:style>
    <style:style style:name="P2" style:family="paragraph" style:parent-style-name="Text_20_body">
      <style:text-properties style:font-name="LMMonoProp10" fo:font-size="9pt" style:font-size-asian="9pt" style:font-size-complex="9pt"/>
    </style:style>
    <style:style style:name="P3" style:family="paragraph" style:parent-style-name="Text_20_body">
      <style:paragraph-properties fo:padding="0.049cm" fo:border="0.002cm solid #000000" style:shadow="none"/>
      <style:text-properties style:font-name="LMMonoProp10"/>
    </style:style>
    <style:style style:name="P4" style:family="paragraph" style:parent-style-name="Text_20_body">
      <style:paragraph-properties fo:margin-top="0.423cm" fo:margin-bottom="0.212cm"/>
    </style:style>
    <style:style style:name="P5" style:family="paragraph" style:parent-style-name="Text_20_body">
      <style:paragraph-properties fo:break-before="page"/>
      <style:text-properties style:font-name="LMMonoProp10" fo:font-size="9pt" style:font-size-asian="9pt" style:font-size-complex="9pt"/>
    </style:style>
    <style:style style:name="P6" style:family="paragraph" style:parent-style-name="Text_20_body">
      <style:paragraph-properties fo:margin-top="0.423cm" fo:margin-bottom="0.212cm"/>
      <style:text-properties style:font-name="LMMonoProp10" fo:font-size="10pt" style:font-name-asian="WenQuanYi Micro Hei" style:font-size-asian="9pt" style:font-name-complex="Lohit Hindi" style:font-size-complex="9pt"/>
    </style:style>
    <style:style style:name="P7" style:family="paragraph" style:parent-style-name="Text_20_body">
      <style:paragraph-properties fo:margin-top="0.423cm" fo:margin-bottom="0.212cm"/>
      <style:text-properties style:font-name="Liberation Sans" style:font-name-asian="WenQuanYi Micro Hei" style:font-name-complex="Lohit Hindi"/>
    </style:style>
    <style:style style:name="P8" style:family="paragraph" style:parent-style-name="Text_20_body">
      <style:text-properties style:font-name="LMMonoProp10" fo:font-size="9pt" style:font-size-asian="9pt" style:font-size-complex="9pt"/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margin-top="0.423cm" fo:margin-bottom="0.212cm" fo:break-before="pag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Liberation Sans" style:font-name-asian="WenQuanYi Micro Hei" style:font-name-complex="Lohit Hindi"/>
    </style:style>
    <style:style style:name="P13" style:family="paragraph" style:parent-style-name="Heading_20_4">
      <style:paragraph-properties fo:margin-top="0.423cm" fo:margin-bottom="0.212cm"/>
      <style:text-properties style:font-name="Liberation Sans" style:font-name-asian="WenQuanYi Micro Hei" style:font-name-complex="Lohit Hindi"/>
    </style:style>
    <style:style style:name="P14" style:family="paragraph" style:parent-style-name="Heading_20_6">
      <style:paragraph-properties fo:margin-top="0.423cm" fo:margin-bottom="0.212cm" fo:keep-with-next="always"/>
    </style:style>
    <style:style style:name="T1" style:family="text">
      <style:text-properties fo:font-weight="bold" fo:background-color="#ffffcc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MMonoProp10" fo:font-size="10pt" style:font-name-asian="WenQuanYi Micro Hei" style:font-size-asian="9pt" style:font-name-complex="Lohit Hindi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 style:font-name-asian="WenQuanYi Micro Hei" style:font-name-complex="Lohit Hindi"/>
    </style:style>
    <style:style style:name="T6" style:family="text">
      <style:text-properties style:font-name-asian="WenQuanYi Micro Hei" style:font-size-asian="9pt" style:font-name-complex="Lohit Hindi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xercise<text:line-break/><text:line-break/><text:span text:style-name="T2">We want to setup an Eclipse project to develop MapReduce Jobs based on CDH4 / CDH3u5 with Maven (Version 2) and MRUnit</text:span></text:h>
      <text:h text:style-name="Heading_20_3" text:outline-level="3">References:</text:h>
      <text:h text:style-name="Heading_20_6" text:outline-level="6">Maven: Building a Self-Contained Hadoop Job</text:h>
      <text:p text:style-name="Standard"><text:tab/>http://blog.mafr.de/2010/07/24/maven-hadoop-job/</text:p>
      <text:h text:style-name="Heading_20_6" text:outline-level="6">A Maven Archetype for Hadoop Jobs</text:h>
      <text:p text:style-name="Standard"><text:tab/><text:a xlink:type="simple" xlink:href="http://blogs.apache.org/mrunit/">http://blogs.apache.org/mrunit/</text:a></text:p>
      <text:h text:style-name="P14" text:outline-level="6"><text:span text:style-name="T5">MRUnit intro</text:span></text:h>
      <text:p text:style-name="Standard"><text:tab/>http://de.slideshare.net/emwendelin/testing-hadoop-jobs-with-mrunit</text:p>
      <text:h text:style-name="Heading_20_3" text:outline-level="3"/>
      <text:h text:style-name="Heading_20_3" text:outline-level="3"/>
      <text:h text:style-name="Heading_20_3" text:outline-level="3">Steps</text:h>
      <text:p text:style-name="Text_20_body">1) Install Maven2</text:p>
      <text:p text:style-name="Text_20_body">2) Check Installation</text:p>
      <text:p text:style-name="P3">mvn -version</text:p>
      <text:p text:style-name="Text_20_body">3) Create a new project</text:p>
      <text:p text:style-name="P3">mvn archetype:generate -DarchetypeGroupId=org.apache.maven.archetypes -DarchetypeArtifactId=maven-archetype-quickstart -DgroupId=<text:span text:style-name="T1">CDHTRAINING</text:span> -DartifactId=<text:span text:style-name="T1">MR1a</text:span></text:p>
      <text:p text:style-name="Text_20_body">4) Create the project Metadata for Eclipse, so you can import the new project directly to your eclipse workspace.</text:p>
      <text:p text:style-name="P3">mvn -Declipse.workspace=<text:span text:style-name="T1">%eclipse-workspace-path%</text:span> <text:s text:c="2"/>eclipse:configure-workspace eclipse:eclipse</text:p>
      <text:h text:style-name="P9" text:outline-level="3"/>
      <text:h text:style-name="P10" text:outline-level="3">Versions and Repositories</text:h>
      <text:h text:style-name="Heading_20_4" text:outline-level="4">CDH3</text:h>
      <text:p text:style-name="P1">DOCU:<text:tab/><text:tab/><text:a xlink:type="simple" xlink:href="https://ccp.cloudera.com/display/CDH3U5STAGE/Using+the+CDH3+Maven+Repository"><text:span text:style-name="T4">https://ccp.cloudera.com/display/CDH3U5STAGE/Using+the+CDH3+Maven+Repository</text:span></text:a></text:p>
      <text:p text:style-name="P1">REPO: <text:tab/><text:a xlink:type="simple" xlink:href="https://repository.cloudera.com/artifactory/cloudera-repos/"><text:span text:style-name="T4">https://repository.cloudera.com/artifactory/cloudera-repos/</text:span></text:a></text:p>
      <text:h text:style-name="P12" text:outline-level="4">CDH4</text:h>
      <text:p text:style-name="P1">DOCU: <text:tab/><text:a xlink:type="simple" xlink:href="https://ccp.cloudera.com/display/CDH4DOC/Using+the+CDH4+Maven+Repository"><text:span text:style-name="T4">https://ccp.cloudera.com/display/CDH4DOC/Using+the+CDH4+Maven+Repository</text:span></text:a></text:p>
      <text:p text:style-name="P1">REPO: <text:tab/><text:a xlink:type="simple" xlink:href="https://repository.cloudera.com/artifactory/cloudera-repos/"><text:span text:style-name="T4">https://repository.cloudera.com/artifactory/cloudera-repos/</text:span></text:a><text:span text:style-name="T4">.</text:span></text:p>
      <text:p text:style-name="P6"><text:s text:c="3"/>&lt;dependency&gt;<text:line-break/> <text:s text:c="5"/>&lt;groupId&gt;org.apache.hadoop&lt;/groupId&gt;<text:line-break/> <text:s text:c="5"/>&lt;artifactId&gt;hadoop-mrunit&lt;/artifactId&gt;<text:line-break/> <text:s text:c="5"/>&lt;version&gt;0.20.2-cdh3u5&lt;/version&gt;<text:line-break/> <text:s text:c="5"/>&lt;scope&gt;test&lt;/scope&gt;<text:line-break/> <text:s text:c="3"/>&lt;/dependency&gt;</text:p>
      <text:p text:style-name="P4"><text:span text:style-name="T6">… but the MRUnit package is not in that repositories. It is here:<text:line-break/><text:line-break/> </text:span><text:span text:style-name="T3">&lt;url&gt;</text:span><text:a xlink:type="simple" xlink:href="https://repository.cloudera.com/content/repositories/releases"><text:span text:style-name="T3">https://repository.cloudera.com/content/repositories/releases</text:span></text:a><text:span text:style-name="T3">&lt;/url&gt;</text:span></text:p>
      <text:p text:style-name="P4">so I added a second repository to the <text:span text:style-name="T3">pom.xml</text:span>.</text:p>
      <text:h text:style-name="P11" text:outline-level="3">Alternative approach with the latest version</text:h>
      <text:h text:style-name="P13" text:outline-level="4">Apache MRUnit</text:h>
      <text:p text:style-name="P2"><text:s text:c="4"/>&lt;dependency&gt;<text:line-break/> <text:s text:c="5"/>&lt;groupId&gt;org.apache.mrunit&lt;/groupId&gt;<text:line-break/> <text:s text:c="5"/>&lt;artifactId&gt;mrunit&lt;/artifactId&gt;<text:line-break/> <text:s text:c="5"/>&lt;version&gt;0.9.0&lt;/version&gt;<text:line-break/> <text:s text:c="5"/>&lt;scope&gt;test&lt;/scope&gt;<text:line-break/> <text:s text:c="3"/>&lt;/dependency&gt;</text:p>
      <text:p text:style-name="P7">Install the new MRUnit v0.9.0 package manually.</text:p>
      <text:p text:style-name="P2">Missing:</text:p>
      <text:p text:style-name="P2">1) org.apache.mrunit:mrunit:jar:0.9.0</text:p>
      <text:p text:style-name="P2"><text:s text:c="2"/>Try downloading the file manually from the project website.</text:p>
      <text:p text:style-name="P2"><text:s text:c="2"/>Then, install it using the command: </text:p>
      <text:p text:style-name="P2"><text:s text:c="6"/>mvn install:install-file -DgroupId=org.apache.mrunit -DartifactId=mrunit -Dversion=0.9.0 \<text:line-break/> <text:s text:c="5"/>-Dpackaging=jar -Dfile=/path/to/file</text:p>
      <text:p text:style-name="P2"><text:line-break/>Alternatively, if you host your own repository you can deploy the file there: </text:p>
      <text:p text:style-name="P2"><text:s text:c="6"/>mvn deploy:deploy-file -DgroupId=org.apache.mrunit -DartifactId=mrunit -Dversion=0.9.0 \<text:line-break/> <text:s text:c="5"/>-Dpackaging=jar -Dfile=/path/to/file -Durl=[url] -DrepositoryId=[id]</text:p>
      <text:p text:style-name="P2"/>
      <text:p text:style-name="P2"/>
      <text:p text:style-name="P2"/>
      <text:p text:style-name="P5">&lt;project xmlns="http://maven.apache.org/POM/4.0.0" xmlns:xsi="http://www.w3.org/2001/XMLSchema-instance"</text:p>
      <text:p text:style-name="P2"><text:s text:c="2"/>xsi:schemaLocation="http://maven.apache.org/POM/4.0.0 http://maven.apache.org/xsd/maven-4.0.0.xsd"&gt;</text:p>
      <text:p text:style-name="P2"><text:s text:c="2"/>&lt;modelVersion&gt;4.0.0&lt;/modelVersion&gt;</text:p>
      <text:p text:style-name="P2"/>
      <text:p text:style-name="P2"><text:s text:c="2"/>&lt;groupId&gt;CDHTRAINING&lt;/groupId&gt;</text:p>
      <text:p text:style-name="P2"><text:s/></text:p>
      <text:p text:style-name="P2"><text:s text:c="2"/>&lt;artifactId&gt;MR1a&lt;/artifactId&gt;</text:p>
      <text:p text:style-name="P2"><text:s text:c="2"/>&lt;version&gt;1.0-SNAPSHOT&lt;/version&gt;</text:p>
      <text:p text:style-name="P2"><text:s text:c="2"/>&lt;packaging&gt;jar&lt;/packaging&gt;</text:p>
      <text:p text:style-name="P2"><text:s text:c="2"/>&lt;!-- The name should likely match the artifact ID --&gt;</text:p>
      <text:p text:style-name="P2"><text:s text:c="2"/>&lt;name&gt;MR1a&lt;/name&gt;</text:p>
      <text:p text:style-name="P2"><text:s text:c="2"/>&lt;url&gt;http://maven.apache.org&lt;/url&gt;</text:p>
      <text:p text:style-name="P2"/>
      <text:p text:style-name="P2"><text:s text:c="2"/>&lt;properties&gt;</text:p>
      <text:p text:style-name="P2"><text:s text:c="4"/>&lt;!--hadoop.version&gt;2.0.0-mr1-cdh4.0.1&lt;/hadoop.version--&gt;</text:p>
      <text:p text:style-name="P2"><text:s text:c="4"/>&lt;hadoop.version&gt;0.20.2-cdh3u5&lt;/hadoop.version&gt;</text:p>
      <text:p text:style-name="P2"><text:s text:c="2"/>&lt;/properties&gt;</text:p>
      <text:p text:style-name="P2"/>
      <text:p text:style-name="P2"><text:s text:c="2"/>&lt;build&gt;</text:p>
      <text:p text:style-name="P2"><text:s text:c="4"/>&lt;pluginManagement&gt;</text:p>
      <text:p text:style-name="P2"><text:s text:c="6"/>&lt;plugins&gt;</text:p>
      <text:p text:style-name="P2"><text:s text:c="8"/>&lt;plugin&gt;</text:p>
      <text:p text:style-name="P2"><text:s text:c="10"/>&lt;groupId&gt;org.apache.maven.plugins&lt;/groupId&gt;</text:p>
      <text:p text:style-name="P2"><text:s text:c="10"/>&lt;artifactId&gt;maven-compiler-plugin&lt;/artifactId&gt;</text:p>
      <text:p text:style-name="P2"><text:s text:c="10"/>&lt;version&gt;2.3.2&lt;/version&gt;</text:p>
      <text:p text:style-name="P2"><text:s text:c="10"/>&lt;configuration&gt;</text:p>
      <text:p text:style-name="P2"><text:s text:c="12"/>&lt;source&gt;1.6&lt;/source&gt;</text:p>
      <text:p text:style-name="P2"><text:s text:c="12"/>&lt;target&gt;1.6&lt;/target&gt;</text:p>
      <text:p text:style-name="P2"><text:s text:c="10"/>&lt;/configuration&gt;</text:p>
      <text:p text:style-name="P2"><text:s text:c="8"/>&lt;/plugin&gt;</text:p>
      <text:p text:style-name="P2"><text:s text:c="6"/>&lt;/plugins&gt;</text:p>
      <text:p text:style-name="P2"><text:s text:c="4"/>&lt;/pluginManagement&gt;</text:p>
      <text:p text:style-name="P2"/>
      <text:p text:style-name="P2"><text:s text:c="4"/>&lt;plugins&gt;</text:p>
      <text:p text:style-name="P2"><text:s text:c="6"/>&lt;plugin&gt;</text:p>
      <text:p text:style-name="P2"><text:s text:c="8"/>&lt;groupId&gt;org.apache.maven.plugins&lt;/groupId&gt;</text:p>
      <text:p text:style-name="P2"><text:s text:c="8"/>&lt;artifactId&gt;maven-shade-plugin&lt;/artifactId&gt;</text:p>
      <text:p text:style-name="P2"><text:s text:c="8"/>&lt;version&gt;1.7.1&lt;/version&gt;</text:p>
      <text:p text:style-name="P2"><text:s text:c="8"/>&lt;executions&gt;</text:p>
      <text:p text:style-name="P2"><text:s text:c="10"/>&lt;execution&gt;</text:p>
      <text:p text:style-name="P2"><text:soft-page-break/><text:s text:c="12"/>&lt;phase&gt;package&lt;/phase&gt;</text:p>
      <text:p text:style-name="P2"><text:s text:c="12"/>&lt;goals&gt;</text:p>
      <text:p text:style-name="P2"><text:s text:c="14"/>&lt;goal&gt;shade&lt;/goal&gt;</text:p>
      <text:p text:style-name="P2"><text:s text:c="12"/>&lt;/goals&gt;</text:p>
      <text:p text:style-name="P2"><text:s text:c="10"/>&lt;/execution&gt;</text:p>
      <text:p text:style-name="P2"><text:s text:c="8"/>&lt;/executions&gt;</text:p>
      <text:p text:style-name="P2"><text:s text:c="6"/>&lt;/plugin&gt;</text:p>
      <text:p text:style-name="P2"/>
      <text:p text:style-name="P2"><text:s text:c="6"/>&lt;plugin&gt;</text:p>
      <text:p text:style-name="P2"><text:s text:c="8"/>&lt;groupId&gt;org.apache.maven.plugins&lt;/groupId&gt;</text:p>
      <text:p text:style-name="P2"><text:s text:c="8"/>&lt;artifactId&gt;maven-eclipse-plugin&lt;/artifactId&gt;</text:p>
      <text:p text:style-name="P2"><text:s text:c="8"/>&lt;version&gt;2.9&lt;/version&gt;</text:p>
      <text:p text:style-name="P2"><text:s text:c="8"/>&lt;configuration&gt;</text:p>
      <text:p text:style-name="P2"><text:s text:c="10"/>&lt;buildOutputDirectory&gt;eclipse-classes&lt;/buildOutputDirectory&gt;</text:p>
      <text:p text:style-name="P2"><text:s text:c="10"/>&lt;downloadSources&gt;true&lt;/downloadSources&gt;</text:p>
      <text:p text:style-name="P2"><text:s text:c="10"/>&lt;downloadJavadocs&gt;false&lt;/downloadJavadocs&gt;</text:p>
      <text:p text:style-name="P2"><text:s text:c="8"/>&lt;/configuration&gt;</text:p>
      <text:p text:style-name="P2"><text:s text:c="6"/>&lt;/plugin&gt;</text:p>
      <text:p text:style-name="P2"><text:s text:c="4"/>&lt;/plugins&gt;</text:p>
      <text:p text:style-name="P2"><text:s text:c="2"/>&lt;/build&gt;</text:p>
      <text:p text:style-name="P2"/>
      <text:p text:style-name="P2"><text:s text:c="2"/>&lt;dependencies&gt;</text:p>
      <text:p text:style-name="P2"/>
      <text:p text:style-name="P2"><text:s/>&lt;!-- what MRUnit should be used ? --&gt;</text:p>
      <text:p text:style-name="P2"><text:s/></text:p>
      <text:p text:style-name="P2"><text:s text:c="4"/>&lt;!--dependency&gt;</text:p>
      <text:p text:style-name="P2"><text:s text:c="6"/>&lt;groupId&gt;org.apache.mrunit&lt;/groupId&gt;</text:p>
      <text:p text:style-name="P2"><text:s text:c="6"/>&lt;artifactId&gt;mrunit&lt;/artifactId&gt;</text:p>
      <text:p text:style-name="P2"><text:s text:c="6"/>&lt;version&gt;0.9.0&lt;/version&gt;</text:p>
      <text:p text:style-name="P2"><text:s text:c="6"/>&lt;scope&gt;test&lt;/scope&gt;</text:p>
      <text:p text:style-name="P2"><text:s text:c="4"/>&lt;/dependency--&gt;</text:p>
      <text:p text:style-name="P2"><text:s text:c="4"/></text:p>
      <text:p text:style-name="P2"><text:s text:c="3"/>&lt;dependency&gt;</text:p>
      <text:p text:style-name="P2"><text:s text:c="6"/>&lt;groupId&gt;org.apache.hadoop&lt;/groupId&gt;</text:p>
      <text:p text:style-name="P2"><text:s text:c="6"/>&lt;artifactId&gt;hadoop-mrunit&lt;/artifactId&gt;</text:p>
      <text:p text:style-name="P2"><text:s text:c="6"/>&lt;version&gt;0.20.2-cdh3u5&lt;/version&gt;</text:p>
      <text:p text:style-name="P2"><text:s text:c="6"/>&lt;scope&gt;test&lt;/scope&gt;</text:p>
      <text:p text:style-name="P2"><text:s text:c="4"/>&lt;/dependency&gt;</text:p>
      <text:p text:style-name="P2"><text:s text:c="4"/></text:p>
      <text:p text:style-name="P2"><text:s text:c="4"/>&lt;dependency&gt;</text:p>
      <text:p text:style-name="P2"><text:s text:c="6"/>&lt;groupId&gt;junit&lt;/groupId&gt;</text:p>
      <text:p text:style-name="P2"><text:soft-page-break/><text:s text:c="6"/>&lt;artifactId&gt;junit&lt;/artifactId&gt;</text:p>
      <text:p text:style-name="P2"><text:s text:c="6"/>&lt;version&gt;4.8.2&lt;/version&gt;</text:p>
      <text:p text:style-name="P2"><text:s text:c="6"/>&lt;scope&gt;test&lt;/scope&gt;</text:p>
      <text:p text:style-name="P2"><text:s text:c="4"/>&lt;/dependency&gt;</text:p>
      <text:p text:style-name="P2"/>
      <text:p text:style-name="P2"><text:s text:c="4"/>&lt;dependency&gt;</text:p>
      <text:p text:style-name="P2"><text:s text:c="6"/>&lt;groupId&gt;org.apache.hadoop&lt;/groupId&gt;</text:p>
      <text:p text:style-name="P2"><text:s text:c="6"/>&lt;artifactId&gt;hadoop-core&lt;/artifactId&gt;</text:p>
      <text:p text:style-name="P2"><text:s text:c="6"/>&lt;version&gt;${hadoop.version}&lt;/version&gt;</text:p>
      <text:p text:style-name="P2"><text:s text:c="6"/>&lt;scope&gt;provided&lt;/scope&gt;</text:p>
      <text:p text:style-name="P2"><text:s text:c="4"/>&lt;/dependency&gt;</text:p>
      <text:p text:style-name="P2"><text:s text:c="4"/></text:p>
      <text:p text:style-name="P2"><text:s text:c="4"/>&lt;dependency&gt;</text:p>
      <text:p text:style-name="P2"><text:s text:c="6"/>&lt;groupId&gt;org.apache.hadoop&lt;/groupId&gt;</text:p>
      <text:p text:style-name="P2"><text:s text:c="6"/>&lt;artifactId&gt;hadoop-client&lt;/artifactId&gt;</text:p>
      <text:p text:style-name="P2"><text:s text:c="6"/>&lt;version&gt;${hadoop.version}&lt;/version&gt;</text:p>
      <text:p text:style-name="P2"><text:s text:c="6"/>&lt;scope&gt;provided&lt;/scope&gt;</text:p>
      <text:p text:style-name="P2"><text:s text:c="4"/>&lt;/dependency&gt;</text:p>
      <text:p text:style-name="P2"><text:s text:c="2"/>&lt;/dependencies&gt;</text:p>
      <text:p text:style-name="P2"><text:s text:c="2"/></text:p>
      <text:p text:style-name="P2"><text:s text:c="2"/>&lt;!-- WE USE TWO repositories as the MRUnit libs are required in the project --&gt;</text:p>
      <text:p text:style-name="P2"><text:s text:c="2"/>&lt;repositories&gt;</text:p>
      <text:p text:style-name="P2"><text:s text:c="4"/>&lt;repository&gt;</text:p>
      <text:p text:style-name="P2"><text:s text:c="6"/>&lt;id&gt;cloudera&lt;/id&gt; </text:p>
      <text:p text:style-name="P2"><text:s text:c="6"/>&lt;url&gt;https://repository.cloudera.com/artifactory/cloudera-repos&lt;/url&gt;</text:p>
      <text:p text:style-name="P2"><text:s text:c="6"/>&lt;releases&gt;</text:p>
      <text:p text:style-name="P2"><text:s text:c="8"/>&lt;enabled&gt;true&lt;/enabled&gt;</text:p>
      <text:p text:style-name="P2"><text:s text:c="6"/>&lt;/releases&gt;</text:p>
      <text:p text:style-name="P2"><text:s text:c="6"/>&lt;snapshots&gt;</text:p>
      <text:p text:style-name="P2"><text:s text:c="8"/>&lt;enabled&gt;false&lt;/enabled&gt;</text:p>
      <text:p text:style-name="P2"><text:s text:c="6"/>&lt;/snapshots&gt;</text:p>
      <text:p text:style-name="P2"><text:s text:c="4"/>&lt;/repository&gt;</text:p>
      <text:p text:style-name="P2"><text:s text:c="4"/>&lt;repository&gt;</text:p>
      <text:p text:style-name="P2"><text:s text:c="6"/>&lt;id&gt;cloudera&lt;/id&gt;</text:p>
      <text:p text:style-name="P2"><text:s text:c="6"/>&lt;url&gt;https://repository.cloudera.com/content/repositories/releases&lt;/url&gt; </text:p>
      <text:p text:style-name="P2"><text:s text:c="6"/>&lt;releases&gt;</text:p>
      <text:p text:style-name="P2"><text:s text:c="8"/>&lt;enabled&gt;true&lt;/enabled&gt;</text:p>
      <text:p text:style-name="P2"><text:s text:c="6"/>&lt;/releases&gt;</text:p>
      <text:p text:style-name="P2"><text:s text:c="6"/>&lt;snapshots&gt;</text:p>
      <text:p text:style-name="P2"><text:s text:c="8"/>&lt;enabled&gt;false&lt;/enabled&gt;</text:p>
      <text:p text:style-name="P2"><text:s text:c="6"/>&lt;/snapshots&gt;</text:p>
      <text:p text:style-name="P2"><text:soft-page-break/><text:s text:c="4"/>&lt;/repository&gt;</text:p>
      <text:p text:style-name="P2"><text:s text:c="2"/>&lt;/repositories&gt;</text:p>
      <text:p text:style-name="P2">&lt;/proj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2T08:47:07</meta:creation-date>
    <dc:date>2012-10-22T10:55:43</dc:date>
    <meta:editing-duration>PT1H47M7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7" meta:paragraph-count="154" meta:word-count="347" meta:character-count="5711"/>
  </office:meta>
</office:document-meta>
</file>